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138in solid #000000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style:style style:name="P6" style:family="paragraph" style:parent-style-name="Text_20_body">
      <style:paragraph-properties fo:padding="0.0193in" fo:border="0.0008in solid #d9d9e3"/>
      <style:text-properties fo:language="ru" fo:country="RU"/>
    </style:style>
    <style:style style:name="P7" style:family="paragraph" style:parent-style-name="Text_20_body" style:list-style-name="L87">
      <style:paragraph-properties fo:padding="0.0193in" fo:border="0.0008in solid #d9d9e3"/>
    </style:style>
    <style:style style:name="P8" style:family="paragraph" style:parent-style-name="Text_20_body" style:list-style-name="L89">
      <style:paragraph-properties fo:padding="0.0193in" fo:border="0.0008in solid #d9d9e3"/>
    </style:style>
    <style:style style:name="P9" style:family="paragraph" style:parent-style-name="Text_20_body" style:list-style-name="L90">
      <style:paragraph-properties fo:padding="0.0193in" fo:border="0.0008in solid #d9d9e3"/>
    </style:style>
    <style:style style:name="P10" style:family="paragraph" style:parent-style-name="Text_20_body" style:list-style-name="L91">
      <style:paragraph-properties fo:padding="0.0193in" fo:border="0.0008in solid #d9d9e3"/>
    </style:style>
    <style:style style:name="P11" style:family="paragraph" style:parent-style-name="Text_20_body" style:list-style-name="L92">
      <style:paragraph-properties fo:padding="0.0193in" fo:border="0.0008in solid #d9d9e3"/>
    </style:style>
    <style:style style:name="P12" style:family="paragraph" style:parent-style-name="Text_20_body" style:list-style-name="L93">
      <style:paragraph-properties fo:padding="0.0193in" fo:border="0.0008in solid #d9d9e3"/>
    </style:style>
    <style:style style:name="P13" style:family="paragraph" style:parent-style-name="Text_20_body" style:list-style-name="L94">
      <style:paragraph-properties fo:padding="0.0193in" fo:border="0.0008in solid #d9d9e3"/>
    </style:style>
    <style:style style:name="P14" style:family="paragraph" style:parent-style-name="Text_20_body" style:list-style-name="L95">
      <style:paragraph-properties fo:padding="0.0193in" fo:border="0.0008in solid #d9d9e3"/>
    </style:style>
    <style:style style:name="P15" style:family="paragraph" style:parent-style-name="Text_20_body" style:list-style-name="L96">
      <style:paragraph-properties fo:padding="0.0193in" fo:border="0.0008in solid #d9d9e3"/>
    </style:style>
    <style:style style:name="P16" style:family="paragraph" style:parent-style-name="Text_20_body" style:list-style-name="L97">
      <style:paragraph-properties fo:padding="0.0193in" fo:border="0.0008in solid #d9d9e3"/>
    </style:style>
    <style:style style:name="P17" style:family="paragraph" style:parent-style-name="Text_20_body" style:list-style-name="L98">
      <style:paragraph-properties fo:padding="0.0193in" fo:border="0.0008in solid #d9d9e3"/>
    </style:style>
    <style:style style:name="P18" style:family="paragraph" style:parent-style-name="Text_20_body" style:list-style-name="L99">
      <style:paragraph-properties fo:padding="0.0193in" fo:border="0.0008in solid #d9d9e3"/>
    </style:style>
    <style:style style:name="P19" style:family="paragraph" style:parent-style-name="Text_20_body" style:list-style-name="L100">
      <style:paragraph-properties fo:padding="0.0193in" fo:border="0.0008in solid #d9d9e3"/>
    </style:style>
    <style:style style:name="P20" style:family="paragraph" style:parent-style-name="Text_20_body" style:list-style-name="L101">
      <style:paragraph-properties fo:padding="0.0193in" fo:border="0.0008in solid #d9d9e3"/>
    </style:style>
    <style:style style:name="P21" style:family="paragraph" style:parent-style-name="Text_20_body" style:list-style-name="L102">
      <style:paragraph-properties fo:padding="0.0193in" fo:border="0.0008in solid #d9d9e3"/>
    </style:style>
    <style:style style:name="P22" style:family="paragraph" style:parent-style-name="Text_20_body" style:list-style-name="L103">
      <style:paragraph-properties fo:padding="0.0193in" fo:border="0.0008in solid #d9d9e3"/>
    </style:style>
    <style:style style:name="P23" style:family="paragraph" style:parent-style-name="Text_20_body" style:list-style-name="L104">
      <style:paragraph-properties fo:padding="0.0193in" fo:border="0.0008in solid #d9d9e3"/>
    </style:style>
    <style:style style:name="P24" style:family="paragraph" style:parent-style-name="Text_20_body" style:list-style-name="L105">
      <style:paragraph-properties fo:padding="0.0193in" fo:border="0.0008in solid #d9d9e3"/>
    </style:style>
    <style:style style:name="P25" style:family="paragraph" style:parent-style-name="Text_20_body" style:list-style-name="L106">
      <style:paragraph-properties fo:padding="0.0193in" fo:border="0.0008in solid #d9d9e3"/>
    </style:style>
    <style:style style:name="P26" style:family="paragraph" style:parent-style-name="Text_20_body" style:list-style-name="L107">
      <style:paragraph-properties fo:padding="0.0193in" fo:border="0.0008in solid #d9d9e3"/>
    </style:style>
    <style:style style:name="P27" style:family="paragraph" style:parent-style-name="Text_20_body" style:list-style-name="L108">
      <style:paragraph-properties fo:padding="0.0193in" fo:border="0.0008in solid #d9d9e3"/>
    </style:style>
    <style:style style:name="P28" style:family="paragraph" style:parent-style-name="Text_20_body" style:list-style-name="L109">
      <style:paragraph-properties fo:padding="0.0193in" fo:border="0.0008in solid #d9d9e3"/>
    </style:style>
    <style:style style:name="T1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!</text:p>
      <text:p text:style-name="P2">ChatGPT</text:p>
      <text:list xml:id="list2504031836872435439" text:style-name="L1">
        <text:list-item>
          <text:p text:style-name="P5"><text:span text:style-name="Strong_20_Emphasis">Как расшифровывается CSS? Для чего он используется?</text:span></text:p>
          <text:list>
            <text:list-item>
              <text:p text:style-name="P3">CSS (Cascading Style Sheets) - это язык таблиц стилей, используемый для оформления веб-страниц. Он определяет внешний вид элементов на странице.</text:p>
            </text:list-item>
          </text:list>
        </text:list-item>
        <text:list-item>
          <text:p text:style-name="P5"><text:span text:style-name="Strong_20_Emphasis">Блокирует ли CSS загрузку страницы?</text:span></text:p>
          <text:list>
            <text:list-item>
              <text:p text:style-name="P3">Нет, CSS не блокирует загрузку страницы. Страница может отобразиться без стилей, но стили будут применены, когда они будут загружены.</text:p>
            </text:list-item>
          </text:list>
        </text:list-item>
        <text:list-item>
          <text:p text:style-name="P5"><text:span text:style-name="Strong_20_Emphasis">Как мы можем подключить стили к HTML?</text:span></text:p>
          <text:list>
            <text:list-item>
              <text:p text:style-name="P3">С помощью тега <text:span text:style-name="Source_20_Text">&lt;link&gt;</text:span> внутри <text:span text:style-name="Source_20_Text">&lt;head&gt;</text:span>: <text:span text:style-name="Source_20_Text">&lt;link rel="stylesheet" type="text/css" href="styles.css"&gt;</text:span>.</text:p>
            </text:list-item>
          </text:list>
        </text:list-item>
        <text:list-item>
          <text:p text:style-name="P5"><text:span text:style-name="Strong_20_Emphasis">Что такое селектор в CSS? Какие типы селекторов вы знаете?</text:span></text:p>
          <text:list>
            <text:list-item>
              <text:p text:style-name="P3">Селектор выбирает элемент(ы), к которому будут применены стили. Типы: элементов, классы, идентификаторы, потомки, атрибуты и т.д.</text:p>
            </text:list-item>
          </text:list>
        </text:list-item>
        <text:list-item>
          <text:p text:style-name="P5"><text:span text:style-name="Strong_20_Emphasis">У каких селекторов выше важность?</text:span></text:p>
          <text:list>
            <text:list-item>
              <text:p text:style-name="P3">Идентификаторы (например, <text:span text:style-name="Source_20_Text">#id</text:span>) имеют более высокий приоритет, чем классы (<text:span text:style-name="Source_20_Text">.class</text:span>) и элементы.</text:p>
            </text:list-item>
          </text:list>
        </text:list-item>
        <text:list-item>
          <text:p text:style-name="P5"><text:span text:style-name="Strong_20_Emphasis">Какие абсолютные величины есть в CSS?</text:span></text:p>
          <text:list>
            <text:list-item>
              <text:p text:style-name="P3">px (пиксели), pt (пункты), in (дюймы), cm (сантиметры).</text:p>
            </text:list-item>
          </text:list>
        </text:list-item>
        <text:list-item>
          <text:p text:style-name="P5"><text:span text:style-name="Strong_20_Emphasis">Какие относительные величины есть в CSS?</text:span></text:p>
          <text:list>
            <text:list-item>
              <text:p text:style-name="P3">em, rem, %, vw (viewport width), vh (viewport height).</text:p>
            </text:list-item>
          </text:list>
        </text:list-item>
        <text:list-item>
          <text:p text:style-name="P5"><text:span text:style-name="Strong_20_Emphasis">Отличие em от rem?</text:span></text:p>
          <text:list>
            <text:list-item>
              <text:p text:style-name="P3"><text:span text:style-name="Source_20_Text">em</text:span> относится к размеру шрифта родительского элемента, в то время как <text:span text:style-name="Source_20_Text">rem</text:span> относится к размеру шрифта корневого элемента (обычно <text:span text:style-name="Source_20_Text">&lt;html&gt;</text:span>).</text:p>
            </text:list-item>
          </text:list>
        </text:list-item>
        <text:list-item>
          <text:p text:style-name="P5"><text:span text:style-name="Strong_20_Emphasis">Какие свойства для шрифтов есть в CSS?</text:span></text:p>
          <text:list>
            <text:list-item>
              <text:p text:style-name="P3"><text:span text:style-name="Source_20_Text">font-family</text:span>, <text:span text:style-name="Source_20_Text">font-size</text:span>, <text:span text:style-name="Source_20_Text">font-weight</text:span>, <text:span text:style-name="Source_20_Text">font-style</text:span>, <text:span text:style-name="Source_20_Text">line-height</text:span>, <text:span text:style-name="Source_20_Text">text-align</text:span>, и другие.</text:p>
            </text:list-item>
          </text:list>
        </text:list-item>
        <text:list-item>
          <text:p text:style-name="P5"><text:span text:style-name="Strong_20_Emphasis">Как подключить шрифты на проект?</text:span></text:p>
          <text:list>
            <text:list-item>
              <text:p text:style-name="P3">С использованием <text:span text:style-name="Source_20_Text">@font-face</text:span> в CSS: <text:span text:style-name="Source_20_Text">@font-face { font-family: 'Название'; src: url('путь/к/шрифту.woff') format('woff'); }</text:span>.</text:p>
            </text:list-item>
          </text:list>
        </text:list-item>
        <text:list-item>
          <text:p text:style-name="P5"><text:span text:style-name="Strong_20_Emphasis">В каком формате мы можем задать цвет у элемента?</text:span></text:p>
          <text:list>
            <text:list-item>
              <text:p text:style-name="P3">В форматах HEX (<text:span text:style-name="Source_20_Text">#RRGGBB</text:span>), RGB (<text:span text:style-name="Source_20_Text">rgb(255, 0, 0)</text:span>), RGBA (<text:span text:style-name="Source_20_Text">rgba(255, 0, 0, 0.5)</text:span>), и ключевых словах (<text:span text:style-name="Source_20_Text">red</text:span>).</text:p>
            </text:list-item>
          </text:list>
        </text:list-item>
        <text:list-item>
          <text:p text:style-name="P5"><text:span text:style-name="Strong_20_Emphasis">Отличие vh/vw от %?</text:span></text:p>
          <text:list>
            <text:list-item>
              <text:p text:style-name="P3"><text:span text:style-name="Source_20_Text">vh</text:span> - процент от высоты видимой области, <text:span text:style-name="Source_20_Text">vw</text:span> - процент от ширины видимой области, <text:span text:style-name="Source_20_Text">%</text:span> - процент от размеров родительского элемента.</text:p>
            </text:list-item>
          </text:list>
        </text:list-item>
        <text:list-item>
          <text:p text:style-name="P5"><text:soft-page-break/><text:span text:style-name="Strong_20_Emphasis">Какое дефолтное значение высоты у блочного элемента?</text:span></text:p>
          <text:list>
            <text:list-item>
              <text:p text:style-name="P3">Дефолтное значение - <text:span text:style-name="Source_20_Text">auto</text:span>, что позволяет элементу занимать столько места, сколько ему нужно.</text:p>
            </text:list-item>
          </text:list>
        </text:list-item>
        <text:list-item>
          <text:p text:style-name="P5"><text:span text:style-name="Strong_20_Emphasis">Как лучше задавать ширину у контейнера?</text:span></text:p>
          <text:list>
            <text:list-item>
              <text:p text:style-name="P3">Обычно лучше использовать относительные единицы (например, <text:span text:style-name="Source_20_Text">%</text:span> или <text:span text:style-name="Source_20_Text">vw</text:span>) для более гибкого и адаптивного дизайна.</text:p>
            </text:list-item>
          </text:list>
        </text:list-item>
        <text:list-item>
          <text:p text:style-name="P5"><text:span text:style-name="Strong_20_Emphasis">Что такое обнуление стилей? Каким образом это можно реализовать?</text:span></text:p>
          <text:list>
            <text:list-item>
              <text:p text:style-name="P3">Обнуление стилей - это удаление стандартных браузерных стилей для унификации отображения. Можно использовать инструменты, такие как Normalize.css или стили с нулевыми значениями для некоторых свойств.</text:p>
            </text:list-item>
          </text:list>
        </text:list-item>
        <text:list-item>
          <text:p text:style-name="P5"><text:span text:style-name="Strong_20_Emphasis">У каких элементов есть дефолтные стили?</text:span></text:p>
          <text:list>
            <text:list-item>
              <text:p text:style-name="P3">У различных браузеров и элементов могут быть разные дефолтные стили. Например, <text:span text:style-name="Source_20_Text">body</text:span>, <text:span text:style-name="Source_20_Text">p</text:span>, <text:span text:style-name="Source_20_Text">h1-h6</text:span>, и другие.</text:p>
            </text:list-item>
          </text:list>
        </text:list-item>
        <text:list-item>
          <text:p text:style-name="P5"><text:span text:style-name="Strong_20_Emphasis">Что такое блочная модель (CSS box model)? Из каких элементов она состоит?</text:span></text:p>
          <text:list>
            <text:list-item>
              <text:p text:style-name="P3">Это концепция, описывающая, как браузер отображает и размещает элементы. Состоит из контента, padding, border и margin.</text:p>
            </text:list-item>
          </text:list>
        </text:list-item>
        <text:list-item>
          <text:p text:style-name="P5"><text:span text:style-name="Strong_20_Emphasis">Отличие border-box от content-box:</text:span></text:p>
          <text:list>
            <text:list-item>
              <text:p text:style-name="P3"><text:span text:style-name="Source_20_Text">content-box</text:span> - ширина/высота указываются для содержимого, не включая padding и border.</text:p>
            </text:list-item>
            <text:list-item>
              <text:p text:style-name="P3"><text:span text:style-name="Source_20_Text">border-box</text:span> - ширина/высота включают в себя содержимое, padding и border.</text:p>
            </text:list-item>
          </text:list>
        </text:list-item>
        <text:list-item>
          <text:p text:style-name="P5"><text:span text:style-name="Strong_20_Emphasis">Что такое padding и margin? В чем их отличие?</text:span></text:p>
          <text:list>
            <text:list-item>
              <text:p text:style-name="P3"><text:span text:style-name="Source_20_Text">padding</text:span> - расстояние между содержимым и границей элемента.</text:p>
            </text:list-item>
            <text:list-item>
              <text:p text:style-name="P3"><text:span text:style-name="Source_20_Text">margin</text:span> - расстояние между границей элемента и окружающими элементами.</text:p>
            </text:list-item>
          </text:list>
        </text:list-item>
        <text:list-item>
          <text:p text:style-name="P5"><text:span text:style-name="Strong_20_Emphasis">Что такое margin collapse?</text:span></text:p>
          <text:list>
            <text:list-item>
              <text:p text:style-name="P3">Это явление, при котором верхний и нижний margin двух соседних блочных элементов сливаются, оставляя больший из них.</text:p>
            </text:list-item>
          </text:list>
        </text:list-item>
        <text:list-item>
          <text:p text:style-name="P5"><text:span text:style-name="Strong_20_Emphasis">Отличие блочных элементов от inline?</text:span></text:p>
          <text:list>
            <text:list-item>
              <text:p text:style-name="P3">Блочные элементы занимают всю доступную ширину, начинаются с новой строки. Inline элементы занимают только необходимую ширину и не вызывают переноса строки.</text:p>
            </text:list-item>
          </text:list>
        </text:list-item>
        <text:list-item>
          <text:p text:style-name="P5"><text:span text:style-name="Strong_20_Emphasis">Какие преимущества у элементов со свойством inline-block?</text:span></text:p>
          <text:list>
            <text:list-item>
              <text:p text:style-name="P3">Элементы <text:span text:style-name="Source_20_Text">inline-block</text:span> объединяют преимущества блочных и строчных элементов, занимая только необходимую ширину и позволяя использовать свойства блочных элементов.</text:p>
            </text:list-item>
          </text:list>
        </text:list-item>
        <text:list-item>
          <text:p text:style-name="P5"><text:span text:style-name="Strong_20_Emphasis">Какие значения свойства position вы знаете?</text:span></text:p>
          <text:list>
            <text:list-item>
              <text:p text:style-name="P3"><text:span text:style-name="Source_20_Text">static</text:span>, <text:span text:style-name="Source_20_Text">relative</text:span>, <text:span text:style-name="Source_20_Text">absolute</text:span>, <text:span text:style-name="Source_20_Text">fixed</text:span>, <text:span text:style-name="Source_20_Text">sticky</text:span>.</text:p>
            </text:list-item>
          </text:list>
        </text:list-item>
        <text:list-item>
          <text:p text:style-name="P5"><text:span text:style-name="Strong_20_Emphasis">Чем отличается fixed от sticky?</text:span></text:p>
          <text:list>
            <text:list-item>
              <text:p text:style-name="P3"><text:span text:style-name="Source_20_Text">fixed</text:span> - элемент зафиксирован относительно окна браузера, <text:span text:style-name="Source_20_Text">sticky</text:span> - элемент зафиксирован относительно контейнера при прокрутке.</text:p>
            </text:list-item>
          </text:list>
        </text:list-item>
        <text:list-item>
          <text:p text:style-name="P5"><text:span text:style-name="Strong_20_Emphasis">Зачем нужен z-index? Как он работает?</text:span></text:p>
          <text:list>
            <text:list-item>
              <text:p text:style-name="P3"><text:soft-page-break/><text:span text:style-name="Source_20_Text">z-index</text:span> управляет навигацией по слоям. Элемент с более высоким <text:span text:style-name="Source_20_Text">z-index</text:span> будет отображаться поверх элементов с более низкими значениями.</text:p>
            </text:list-item>
          </text:list>
        </text:list-item>
        <text:list-item>
          <text:p text:style-name="P5"><text:span text:style-name="Strong_20_Emphasis">Для чего нужно свойство float?</text:span></text:p>
          <text:list>
            <text:list-item>
              <text:p text:style-name="P3"><text:span text:style-name="Source_20_Text">float</text:span> используется для выравнивания элемента влево или вправо, а также создания обтекаемого текстом элемента.</text:p>
            </text:list-item>
          </text:list>
        </text:list-item>
        <text:list-item>
          <text:p text:style-name="P5"><text:span text:style-name="Strong_20_Emphasis">Как очистить пространство, если применено свойство float у элемента?</text:span></text:p>
          <text:list>
            <text:list-item>
              <text:p text:style-name="P3">С использованием <text:span text:style-name="Source_20_Text">clear: both</text:span> в стиле следующего элемента.</text:p>
            </text:list-item>
          </text:list>
        </text:list-item>
        <text:list-item>
          <text:p text:style-name="P5"><text:span text:style-name="Strong_20_Emphasis">Что такое flexbox? Для каких стилей используется?</text:span></text:p>
          <text:list>
            <text:list-item>
              <text:p text:style-name="P3">Flexbox - это модель раскладки, предназначенная для более эффективного распределения пространства между элементами в контейнере. Используется для создания гибких и адаптивных макетов.</text:p>
            </text:list-item>
          </text:list>
        </text:list-item>
        <text:list-item>
          <text:p text:style-name="P5"><text:span text:style-name="Strong_20_Emphasis">Каким свойством flex мы можем поменять направление элементов?</text:span></text:p>
          <text:list>
            <text:list-item>
              <text:p text:style-name="P3"><text:span text:style-name="Source_20_Text">flex-direction</text:span>.</text:p>
            </text:list-item>
          </text:list>
        </text:list-item>
        <text:list-item>
          <text:p text:style-name="P5"><text:span text:style-name="Strong_20_Emphasis">Каким свойством flex мы можем обеспечить переход элементов на новую линию?</text:span></text:p>
          <text:list>
            <text:list-item>
              <text:p text:style-name="P3"><text:span text:style-name="Source_20_Text">flex-wrap</text:span>.</text:p>
            </text:list-item>
          </text:list>
        </text:list-item>
        <text:list-item>
          <text:p text:style-name="P5"><text:span text:style-name="Strong_20_Emphasis">Каким образом мы можем задать расстояние между потомками внутри родителя с display: flex?</text:span></text:p>
          <text:list>
            <text:list-item>
              <text:p text:style-name="P3">С использованием свойства <text:span text:style-name="Source_20_Text">justify-content</text:span> для горизонтального расстояния и <text:span text:style-name="Source_20_Text">align-items</text:span> для вертикального.</text:p>
            </text:list-item>
          </text:list>
        </text:list-item>
        <text:list-item>
          <text:p text:style-name="P5"><text:span text:style-name="Strong_20_Emphasis">Какое свойство может поменять порядок элемента во flexbox?</text:span></text:p>
          <text:list>
            <text:list-item>
              <text:p text:style-name="P3"><text:span text:style-name="Source_20_Text">order</text:span>.</text:p>
            </text:list-item>
          </text:list>
        </text:list-item>
        <text:list-item>
          <text:p text:style-name="P5"><text:span text:style-name="Strong_20_Emphasis">Каким образом мы можем задавать степень расширения и сужения элемента во flexbox?</text:span></text:p>
          <text:list>
            <text:list-item>
              <text:p text:style-name="P3">С использованием свойства <text:span text:style-name="Source_20_Text">flex-grow</text:span> (расширение) и <text:span text:style-name="Source_20_Text">flex-shrink</text:span> (сужение).</text:p>
            </text:list-item>
          </text:list>
        </text:list-item>
        <text:list-item>
          <text:p text:style-name="P5"><text:span text:style-name="Strong_20_Emphasis">Как выровнять элемент по центру контейнера?</text:span></text:p>
          <text:list>
            <text:list-item>
              <text:p text:style-name="P3">С использованием свойства <text:span text:style-name="Source_20_Text">align-items: center</text:span> и <text:span text:style-name="Source_20_Text">justify-content: center</text:span> (для горизонтального центрирования) в контейнере с <text:span text:style-name="Source_20_Text">display: flex</text:span>.</text:p>
            </text:list-item>
          </text:list>
        </text:list-item>
        <text:list-item>
          <text:p text:style-name="P5"><text:span text:style-name="Strong_20_Emphasis">В чем разница между flex и grid?</text:span></text:p>
          <text:list>
            <text:list-item>
              <text:p text:style-name="P3">Flexbox предназначен для одномерных макетов (строки или столбцы), в то время как Grid предоставляет двумерную сетку.</text:p>
            </text:list-item>
          </text:list>
        </text:list-item>
        <text:list-item>
          <text:p text:style-name="P5"><text:span text:style-name="Strong_20_Emphasis">Какие способы анимирования элементов вы знаете?</text:span></text:p>
          <text:list>
            <text:list-item>
              <text:p text:style-name="P3">CSS-анимации (<text:span text:style-name="Source_20_Text">@keyframes</text:span>), переходы (<text:span text:style-name="Source_20_Text">transition</text:span>), JavaScript-анимации с использованием библиотек (например, jQuery).</text:p>
            </text:list-item>
          </text:list>
        </text:list-item>
        <text:list-item>
          <text:p text:style-name="P5"><text:span text:style-name="Strong_20_Emphasis">Что такое псевдоклассы? Какие псевдоклассы вы знаете?</text:span></text:p>
          <text:list>
            <text:list-item>
              <text:p text:style-name="P3">Псевдоклассы - это ключевые слова, добавляемые к селекторам, чтобы указать состояние элемента. Например, <text:span text:style-name="Source_20_Text">:hover</text:span>, <text:span text:style-name="Source_20_Text">:active</text:span>, <text:span text:style-name="Source_20_Text">:nth-child</text:span>.</text:p>
            </text:list-item>
          </text:list>
        </text:list-item>
        <text:list-item>
          <text:p text:style-name="P5"><text:span text:style-name="Strong_20_Emphasis">Что такое псевдоэлементы? В чем их отличие от обычных элементов?</text:span></text:p>
          <text:list>
            <text:list-item>
              <text:p text:style-name="P3"><text:soft-page-break/>Псевдоэлементы - это добавляемые к элементам с помощью CSS, такие как <text:span text:style-name="Source_20_Text">::before</text:span> и <text:span text:style-name="Source_20_Text">::after</text:span>. Они создают виртуальные элементы, не существующие в исходном HTML-коде.</text:p>
            </text:list-item>
          </text:list>
        </text:list-item>
        <text:list-item>
          <text:p text:style-name="P5"><text:span text:style-name="Strong_20_Emphasis">Что такое media query? Для чего они используются?</text:span></text:p>
          <text:list>
            <text:list-item>
              <text:p text:style-name="P3">Media query - это условие, позволяющее применять стили, основанные на характеристиках устройства или экрана. Используется для создания адаптивных дизайнов.</text:p>
            </text:list-item>
          </text:list>
        </text:list-item>
        <text:list-item>
          <text:p text:style-name="P5"><text:span text:style-name="Strong_20_Emphasis">Какие типы media существуют?</text:span></text:p>
          <text:list>
            <text:list-item>
              <text:p text:style-name="P3"><text:span text:style-name="Source_20_Text">all</text:span>, <text:span text:style-name="Source_20_Text">print</text:span>, <text:span text:style-name="Source_20_Text">screen</text:span>, <text:span text:style-name="Source_20_Text">speech</text:span> и другие.</text:p>
            </text:list-item>
          </text:list>
        </text:list-item>
        <text:list-item>
          <text:p text:style-name="P5"><text:span text:style-name="Strong_20_Emphasis">Есть ли в CSS переменные?</text:span></text:p>
          <text:list>
            <text:list-item>
              <text:p text:style-name="P3">Да, в CSS появились пользовательские переменные (CSS переменные) с использованием <text:span text:style-name="Source_20_Text">var(--название-переменной)</text:span>.</text:p>
            </text:list-item>
          </text:list>
        </text:list-item>
        <text:list-item>
          <text:p text:style-name="P5"><text:span text:style-name="Strong_20_Emphasis">Отличие visibility: hidden и display:none?</text:span></text:p>
          <text:list>
            <text:list-item>
              <text:p text:style-name="P3"><text:span text:style-name="Source_20_Text">visibility: hidden</text:span> делает элемент невидимым, но он продолжает занимать место на странице, в то время как <text:span text:style-name="Source_20_Text">display: none</text:span> делает элемент невидимым и убирает его из потока документа.</text:p>
            </text:list-item>
          </text:list>
        </text:list-item>
        <text:list-item>
          <text:p text:style-name="P5"><text:span text:style-name="Strong_20_Emphasis">Какое свойство отвечает за контент, который выходит за пределы контейнера?</text:span></text:p>
          <text:list>
            <text:list-item>
              <text:p text:style-name="P3"><text:span text:style-name="Source_20_Text">overflow</text:span>.</text:p>
            </text:list-item>
          </text:list>
        </text:list-item>
        <text:list-item>
          <text:p text:style-name="P5"><text:span text:style-name="Strong_20_Emphasis">Что такое препроцессор CSS?</text:span></text:p>
          <text:list>
            <text:list-item>
              <text:p text:style-name="P3">Препроцессор CSS - это инструмент, расширяющий возможности обычного CSS. Примеры: Sass, Less, Stylus.</text:p>
            </text:list-item>
          </text:list>
        </text:list-item>
        <text:list-item>
          <text:p text:style-name="P5"><text:span text:style-name="Strong_20_Emphasis">Объясните селектор 'div~p' и 'div+p'?</text:span></text:p>
          <text:list>
            <text:list-item>
              <text:p text:style-name="P3"><text:span text:style-name="Source_20_Text">div~p</text:span> выбирает все элементы <text:span text:style-name="Source_20_Text">&lt;p&gt;</text:span>, следующие после элемента <text:span text:style-name="Source_20_Text">&lt;div&gt;</text:span>. <text:span text:style-name="Source_20_Text">div+p</text:span> выбирает первый элемент <text:span text:style-name="Source_20_Text">&lt;p&gt;</text:span>, непосредственно следующий после элемента <text:span text:style-name="Source_20_Text">&lt;div&gt;</text:span>.</text:p>
            </text:list-item>
          </text:list>
        </text:list-item>
        <text:list-item>
          <text:p text:style-name="P5"><text:span text:style-name="Strong_20_Emphasis">За что отвечает свойство opacity?</text:span></text:p>
          <text:list>
            <text:list-item>
              <text:p text:style-name="P5"><text:span text:style-name="Source_20_Text">opacity</text:span> определяет прозрачность элемента. Значения от 0 (полностью прозрачен) до 1 (полностью непрозрачен).</text:p>
            </text:list-item>
          </text:list>
        </text:list-item>
      </text:list>
      <text:p text:style-name="P4"><text:span text:style-name="T1">47.</text:span><text:span text:style-name="Strong_20_Emphasis">В чем разница между align-items и align-content?</text:span></text:p>
      <text:list xml:id="list731037916505072470" text:style-name="L87">
        <text:list-item>
          <text:p text:style-name="P7"><text:span text:style-name="Source_20_Text">align-items</text:span> выравнивает элементы внутри контейнера по оси, перпендикулярной оси грида, в то время как <text:span text:style-name="Source_20_Text">align-content</text:span> управляет распределением пространства между рядами.</text:p>
        </text:list-item>
      </text:list>
      <text:p text:style-name="P4"><text:span text:style-name="Strong_20_Emphasis"><text:span text:style-name="T1">48.Как</text:span></text:span><text:span text:style-name="Strong_20_Emphasis"> изменить вид курсора?</text:span></text:p>
      <text:list xml:id="list6336132233495022250" text:style-name="L89">
        <text:list-item>
          <text:p text:style-name="P8">С помощью свойства <text:span text:style-name="Source_20_Text">cursor</text:span> в CSS. Например, <text:span text:style-name="Source_20_Text">cursor: pointer;</text:span> изменит курсор на указатель.</text:p>
        </text:list-item>
      </text:list>
      <text:list xml:id="list70001939599961119" text:style-name="L90">
        <text:list-item>
          <text:p text:style-name="P9"><text:span text:style-name="Strong_20_Emphasis">Как работает calc в CSS и для чего он применяется?</text:span></text:p>
        </text:list-item>
      </text:list>
      <text:list xml:id="list3611512262862486201" text:style-name="L91">
        <text:list-item>
          <text:p text:style-name="P10"><text:span text:style-name="Source_20_Text">calc</text:span> позволяет выполнять арифметические операции в CSS. Например, <text:span text:style-name="Source_20_Text">width: calc(50% - 20px);</text:span> вычисляет ширину с учетом вычитаемых 20 пикселей.</text:p>
        </text:list-item>
      </text:list>
      <text:list xml:id="list1143120643136136794" text:style-name="L92">
        <text:list-item>
          <text:p text:style-name="P11"><text:soft-page-break/><text:span text:style-name="Strong_20_Emphasis"><text:span text:style-name="Strong_20_Emphasis"><text:span text:style-name="T1">49б</text:span></text:span></text:span><text:span text:style-name="Strong_20_Emphasis">С помощью каких свойств мы можем реализовать анимацию в CSS?</text:span></text:p>
        </text:list-item>
      </text:list>
      <text:list xml:id="list6486200544921538384" text:style-name="L93">
        <text:list-item>
          <text:p text:style-name="P12"><text:span text:style-name="Source_20_Text">animation</text:span>, <text:span text:style-name="Source_20_Text">transition</text:span>, <text:span text:style-name="Source_20_Text">transform</text:span>.</text:p>
        </text:list-item>
      </text:list>
      <text:list xml:id="list6242483053785149465" text:style-name="L94">
        <text:list-item>
          <text:p text:style-name="P13"><text:span text:style-name="Strong_20_Emphasis">Какое свойство грида позволяет сделать несколько одинаковых колонок?</text:span></text:p>
        </text:list-item>
      </text:list>
      <text:list xml:id="list9084892547770159075" text:style-name="L95">
        <text:list-item>
          <text:p text:style-name="P14"><text:span text:style-name="Source_20_Text">grid-template-columns: repeat(3, 1fr);</text:span> создаст три одинаковых колонки.</text:p>
        </text:list-item>
      </text:list>
      <text:list xml:id="list6083150176346711346" text:style-name="L96">
        <text:list-item>
          <text:p text:style-name="P15"><text:span text:style-name="Strong_20_Emphasis">Какая специальная единица измерения вводится в гридах?</text:span></text:p>
        </text:list-item>
      </text:list>
      <text:list xml:id="list7035651753540439791" text:style-name="L97">
        <text:list-item>
          <text:p text:style-name="P16"><text:span text:style-name="Source_20_Text">fr</text:span> (fractional unit).</text:p>
        </text:list-item>
      </text:list>
      <text:list xml:id="list4266978372041958541" text:style-name="L98">
        <text:list-item>
          <text:p text:style-name="P17"><text:span text:style-name="Strong_20_Emphasis">Как идет отсчет линий в гридах?</text:span></text:p>
        </text:list-item>
      </text:list>
      <text:list xml:id="list6030605167145781564" text:style-name="L99">
        <text:list-item>
          <text:p text:style-name="P18">Отсчет линий начинается с 1, идет слева направо и сверху вниз.</text:p>
        </text:list-item>
      </text:list>
      <text:list xml:id="list6142551197053949371" text:style-name="L100">
        <text:list-item>
          <text:p text:style-name="P19"><text:span text:style-name="Strong_20_Emphasis">Какое свойство позволяет элементу занимать несколько строк или колонок?</text:span></text:p>
        </text:list-item>
      </text:list>
      <text:list xml:id="list9055733651306460234" text:style-name="L101">
        <text:list-item>
          <text:p text:style-name="P20"><text:span text:style-name="Source_20_Text">grid-row</text:span> и <text:span text:style-name="Source_20_Text">grid-column</text:span>.</text:p>
        </text:list-item>
      </text:list>
      <text:list xml:id="list8324232772231466206" text:style-name="L102">
        <text:list-item>
          <text:p text:style-name="P21"><text:span text:style-name="Strong_20_Emphasis">В каких единицах мы можем задать у элементов гридов ширину или высоту?</text:span></text:p>
        </text:list-item>
      </text:list>
      <text:list xml:id="list209965309066421010" text:style-name="L103">
        <text:list-item>
          <text:p text:style-name="P22"><text:span text:style-name="Source_20_Text">%</text:span>, <text:span text:style-name="Source_20_Text">px</text:span>, <text:span text:style-name="Source_20_Text">em</text:span>, <text:span text:style-name="Source_20_Text">rem</text:span>, <text:span text:style-name="Source_20_Text">fr</text:span> и другие.</text:p>
        </text:list-item>
      </text:list>
      <text:list xml:id="list596038443058321409" text:style-name="L104">
        <text:list-item>
          <text:p text:style-name="P23"><text:span text:style-name="Strong_20_Emphasis">Какое свойство отвечает за промежутки между грид-элементами?</text:span></text:p>
        </text:list-item>
      </text:list>
      <text:list xml:id="list2796307006888611874" text:style-name="L105">
        <text:list-item>
          <text:p text:style-name="P24"><text:span text:style-name="Source_20_Text">grid-gap</text:span> или <text:span text:style-name="Source_20_Text">gap</text:span>.</text:p>
        </text:list-item>
      </text:list>
      <text:list xml:id="list6564453562136644326" text:style-name="L106">
        <text:list-item>
          <text:p text:style-name="P25"><text:span text:style-name="Strong_20_Emphasis">Как сделать адаптивную верстку с помощью гридов?</text:span></text:p>
        </text:list-item>
      </text:list>
      <text:list xml:id="list541396622833818076" text:style-name="L107">
        <text:list-item>
          <text:p text:style-name="P26">Использование медиазапросов (<text:span text:style-name="Source_20_Text">@media</text:span>) для изменения структуры грида на различных экранах.</text:p>
        </text:list-item>
      </text:list>
      <text:list xml:id="list5925004771982572307" text:style-name="L108">
        <text:list-item>
          <text:p text:style-name="P27"><text:span text:style-name="Strong_20_Emphasis">Свойство, определяющее, в строку или колонку будут добавляться элементы в гридах:</text:span></text:p>
        </text:list-item>
      </text:list>
      <text:list xml:id="list8110020032119132249" text:style-name="L109">
        <text:list-item>
          <text:p text:style-name="P28"><text:span text:style-name="Source_20_Text">grid-auto-flow</text:span>.</text:p>
        </text:list-item>
      </text:list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language="ru" fo:country="RU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22S</meta:editing-duration>
    <meta:editing-cycles>3</meta:editing-cycles>
    <meta:generator>OpenOffice/4.1.14$Win32 OpenOffice.org_project/4114m1$Build-9811</meta:generator>
    <dc:date>2023-11-28T12:13:19.32</dc:date>
    <meta:document-statistic meta:table-count="0" meta:image-count="0" meta:object-count="0" meta:page-count="5" meta:paragraph-count="120" meta:word-count="1279" meta:character-count="8697"/>
    <meta:user-defined meta:name="Info 1"/>
    <meta:user-defined meta:name="Info 2"/>
    <meta:user-defined meta:name="Info 3"/>
    <meta:user-defined meta:name="Info 4"/>
  </office:meta>
</office:document-meta>
</file>